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Georgia" svg:font-family="Georgia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7.706cm"/>
    </style:style>
    <style:style style:name="P1" style:family="paragraph">
      <style:text-properties fo:color="#f3f2cc" style:font-name="Comic Sans MS" fo:font-size="48pt" style:text-underline-style="none" fo:font-weight="bold" style:font-size-asian="48pt" style:font-weight-asian="bold" style:font-size-complex="48pt" style:font-weight-complex="bold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paragraph-properties fo:text-align="center"/>
      <style:text-properties fo:font-size="48pt" style:font-size-asian="48pt" style:font-size-complex="48pt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color="#f3f2cc" style:font-name="Comic Sans MS"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start"/>
      <style:text-properties fo:font-size="44pt" style:font-size-asian="32pt" style:font-size-complex="32pt"/>
    </style:style>
    <style:style style:name="P7" style:family="paragraph">
      <style:paragraph-properties fo:text-align="start"/>
      <style:text-properties fo:color="#f3f2cc" style:font-name="Comic Sans MS" fo:font-size="44pt" style:text-underline-style="none" fo:font-weight="bold" style:font-size-asian="32pt" style:font-weight-asian="bold" style:font-size-complex="32pt" style:font-weight-complex="bold"/>
    </style:style>
    <style:style style:name="P8" style:family="paragraph">
      <style:text-properties fo:color="#f3f2cc" style:font-name="DejaVu Sans Mono" fo:font-size="48pt" style:text-underline-style="none" fo:font-weight="bold" style:font-size-asian="48pt" style:font-weight-asian="bold" style:font-size-complex="48pt" style:font-weight-complex="bold"/>
    </style:style>
    <style:style style:name="P9" style:family="paragraph">
      <style:paragraph-properties fo:text-align="start"/>
      <style:text-properties fo:font-size="32pt" style:font-size-asian="32pt" style:font-size-complex="32pt"/>
    </style:style>
    <style:style style:name="P10" style:family="paragraph">
      <style:paragraph-properties fo:text-align="start"/>
      <style:text-properties fo:color="#f3f2cc" style:font-name="DejaVu Sans Mono" fo:font-size="32pt" style:text-underline-style="none" fo:font-weight="bold" style:font-size-asian="32pt" style:font-weight-asian="bold" style:font-size-complex="32pt" style:font-weight-complex="bold"/>
    </style:style>
    <style:style style:name="T1" style:family="text">
      <style:text-properties fo:color="#f3f2cc" style:font-name="Comic Sans MS" fo:font-size="48pt" style:text-underline-style="none" fo:font-weight="bold" style:font-size-asian="48pt" style:font-weight-asian="bold" style:font-size-complex="48pt" style:font-weight-complex="bold"/>
    </style:style>
    <style:style style:name="T2" style:family="text">
      <style:text-properties fo:color="#f3f2cc" style:font-name="Comic Sans MS" fo:font-size="32pt" style:text-underline-style="none" fo:font-weight="bold" style:font-size-asian="32pt" style:font-weight-asian="bold" style:font-size-complex="32pt" style:font-weight-complex="bold"/>
    </style:style>
    <style:style style:name="T3" style:family="text">
      <style:text-properties fo:color="#f3f2cc" style:font-name="Comic Sans MS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f3f2cc" style:font-name="Comic Sans MS" style:text-underline-style="none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><text:span text:style-name="T1">Parsing For Huma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><text:span text:style-name="T1">@yorickpeterse</text:span></text:p>
            <text:p><text:span text:style-name="T2">(Github, Twitter, Gmail, etc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 text:style-name="P2"><text:span text:style-name="T1">Olery</text:span></text:p>
            <text:p text:style-name="P2"><text:span text:style-name="T2">http://olery.com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 text:style-name="P2"><text:span text:style-name="T1">We're hiring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01cm" svg:y="2.373cm" presentation:class="subtitle" presentation:user-transformed="true">
          <draw:text-box>
            <text:p text:style-name="P2"><text:span text:style-name="T1">Parsing</text:span></text:p>
            <text:p text:style-name="P2"><text:span text:style-name="T2">“</text:span><text:span text:style-name="T2">Analysing a string of symbols according to the rules of a grammar.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 text:style-name="P2"><text:span text:style-name="T1">10 + 1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 text:style-name="P2"><text:span text:style-name="T1">number = [0-9]+</text:span></text:p>
            <text:p text:style-name="P2"><text:span text:style-name="T1">operator = “+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 text:style-name="P2"><text:span text:style-name="T1">Vocabulary</text:span></text:p>
            <text:p text:style-name="P3"><text:span text:style-name="T2">Token, AST, Lexer &amp; Pars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 text:style-name="P2"><text:span text:style-name="T1">Token</text:span></text:p>
            <text:p text:style-name="P2"><text:span text:style-name="T2">A label for a specific part of the input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 text:style-name="P2"><text:span text:style-name="T1">10</text:span></text:p>
            <text:p text:style-name="P2"><text:span text:style-name="T2">[:INTEGER, “10”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 text:style-name="P2"><text:span text:style-name="T1">Abstract Syntax Tree</text:span></text:p>
            <text:p text:style-name="P2"><text:span text:style-name="T2">A tree structure representing the input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 text:style-name="P2"><text:span text:style-name="T1">Markdown Lists</text:span></text:p>
          </draw:text-box>
        </draw:frame>
        <draw:frame draw:style-name="gr2" draw:text-style-name="P5" draw:layer="layout" svg:width="14.224cm" svg:height="3.393cm" svg:x="7.874cm" svg:y="10.276cm">
          <draw:text-box>
            <text:p text:style-name="P5"><text:span text:style-name="T3">* Item</text:span></text:p>
            <text:p text:style-name="P5"><text:span text:style-name="T3"><text:s text:c="2"/></text:span><text:span text:style-name="T3">* Nested ite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3" draw:text-style-name="P7" draw:layer="layout" svg:width="20.798cm" svg:height="8.653cm" svg:x="3.601cm" svg:y="6.174cm" presentation:class="subtitle" presentation:user-transformed="true">
          <draw:text-box>
            <text:p text:style-name="P6"><text:span text:style-name="T4">(unordered-list</text:span></text:p>
            <text:p text:style-name="P6"><text:span text:style-name="T4"><text:s text:c="2"/></text:span><text:span text:style-name="T4">(list “Item”</text:span></text:p>
            <text:p text:style-name="P6"><text:span text:style-name="T4"><text:s text:c="4"/></text:span><text:span text:style-name="T4">(unordered-list</text:span></text:p>
            <text:p text:style-name="P6"><text:span text:style-name="T4"><text:s text:c="6"/></text:span><text:span text:style-name="T4">(list “Nested item”)))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 text:style-name="P2"><text:span text:style-name="T1">Lexer</text:span></text:p>
            <text:p text:style-name="P2"><text:span text:style-name="T2">Takes raw input and returns a sequence of token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 text:style-name="P2"><text:span text:style-name="T1">Parser</text:span></text:p>
            <text:p text:style-name="P2"><text:span text:style-name="T2">Takes tokens as input and returns an AST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 text:style-name="P2"><text:span text:style-name="T1">Available Tool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 text:style-name="P2"><text:span text:style-name="T1">ANTLR, Bison, Coco/R, Flex, Happy, Lemon, </text:span><text:span text:style-name="T1">jQuery, </text:span><text:span text:style-name="T1">Parslet, Racc, Ragel, Rexical, Treetop, Yacc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 text:style-name="P2"><text:span text:style-name="T1">Ragel &amp; Racc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 text:style-name="P2"><text:span text:style-name="T1">Ragel</text:span></text:p>
            <text:p text:style-name="P2"><text:span text:style-name="T2">“</text:span><text:span text:style-name="T2">A finite state machine compiler.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2.373cm" presentation:class="subtitle" presentation:user-transformed="true">
          <draw:text-box>
            <text:p text:style-name="P2"><text:span text:style-name="T1">“</text:span><text:span text:style-name="T1">&lt;!--” any* “--&gt;” =&gt; { … }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2.373cm" presentation:class="subtitle" presentation:user-transformed="true">
          <draw:text-box>
            <text:p text:style-name="P2"><text:span text:style-name="T1">$ ragel -R lexer.rl -o lexer.rb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 text:style-name="P2"><text:span text:style-name="T1">Racc</text:span></text:p>
            <text:p text:style-name="P2"><text:span text:style-name="T2">“</text:span><text:span text:style-name="T2">A LALR(1) parser generator.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222cm" svg:height="16.255cm" svg:x="2.889cm" svg:y="2.373cm" presentation:class="subtitle" presentation:user-transformed="true">
          <draw:text-box>
            <text:p text:style-name="P9"><text:span text:style-name="T2">expression</text:span></text:p>
            <text:p text:style-name="P9"><text:span text:style-name="T2"><text:s text:c="2"/></text:span><text:span text:style-name="T2">: NUMBER OPERATOR NUMBER { … }</text:span></text:p>
            <text:p text:style-name="P9"><text:span text:style-name="T2"><text:s text:c="2"/></text:span><text:span text:style-name="T2">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 text:style-name="P2"><text:span text:style-name="T1">Quick Reca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 text:style-name="P2"><text:span text:style-name="T1">Oga</text:span></text:p>
            <text:p text:style-name="P2"><text:span text:style-name="T2">Parsing XML/HTML in Ruby</text:span></text:p>
            <text:p text:style-name="P2"><text:span text:style-name="T2">https://github.com/yorickpeterse/og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 text:style-name="P2"><text:span text:style-name="T1">Questions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Georgia" svg:font-family="Georgia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292929" draw:fill-image-width="100%" draw:fill-image-height="100%" style:repeat="repeat" draw:fill-image-ref-point="bottom-righ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omic Sans MS1" fo:font-family="'Comic Sans MS'" style:font-style-name="Regular" style:font-family-generic="script" style:font-pitch="variable" fo:font-size="4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92929" draw:fill-image-width="100%" draw:fill-image-height="100%" style:repeat="repeat" draw:fill-image-ref-point="bottom-righ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9T21:29:52.390861427</meta:creation-date>
    <dc:date>2014-05-20T00:38:32.303891616</dc:date>
    <meta:editing-duration>PT2H20M53S</meta:editing-duration>
    <meta:editing-cycles>41</meta:editing-cycles>
    <meta:generator>LibreOffice/4.2.4.2$Linux_X86_64 LibreOffice_project/420m0$Build-2</meta:generator>
    <dc:title>Parsing For Humans</dc:title>
    <dc:creator>Yorick Peterse</dc:creator>
    <meta:document-statistic meta:object-count="100"/>
  </office:meta>
</office:document-meta>
</file>